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e3e25" officeooo:paragraph-rsid="001e3e2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.191cm"/>
        </style:tab-stops>
      </style:paragraph-properties>
      <style:text-properties fo:font-size="14pt" fo:font-weight="bold" officeooo:rsid="001e3e25" officeooo:paragraph-rsid="001e3e2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0e7a6" officeooo:paragraph-rsid="0020e7a6" style:font-size-asian="14pt" style:font-weight-asian="bold" style:font-size-complex="14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officeooo:paragraph-rsid="001ef148"/>
    </style:style>
    <style:style style:name="P5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officeooo:rsid="0020e7a6" officeooo:paragraph-rsid="0020e7a6"/>
    </style:style>
    <style:style style:name="P6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officeooo:rsid="0020e7a6" officeooo:paragraph-rsid="0020e7a6"/>
    </style:style>
    <style:style style:name="P7" style:family="paragraph" style:parent-style-name="Standard" style:master-page-name="">
      <loext:graphic-properties draw:fill="none"/>
      <style:paragraph-properties fo:margin-left="0.801cm" fo:margin-right="0cm" fo:text-align="start" style:justify-single-word="false" fo:text-indent="0cm" style:auto-text-indent="false" style:page-number="auto" fo:background-color="transparent"/>
      <style:text-properties fo:font-size="14pt" fo:font-weight="normal" officeooo:rsid="0021b2da" officeooo:paragraph-rsid="0021b2da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1e3e25" officeooo:paragraph-rsid="001e3e25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normal" officeooo:rsid="001e3e25" officeooo:paragraph-rsid="001e3e25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font-weight="normal" officeooo:rsid="001e4cdf" officeooo:paragraph-rsid="001e4cdf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4pt" fo:font-weight="normal" officeooo:rsid="001e7f1e" officeooo:paragraph-rsid="001ef148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4pt" fo:font-weight="normal" officeooo:rsid="0020e7a6" officeooo:paragraph-rsid="001ef148" style:font-size-asian="14pt" style:font-weight-asian="normal" style:font-size-complex="14pt" style:font-weight-complex="normal"/>
    </style:style>
    <style:style style:name="P1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4pt" fo:font-weight="normal" officeooo:rsid="0021b2da" officeooo:paragraph-rsid="0021b2da" style:font-size-asian="14pt" style:font-weight-asian="normal" style:font-size-complex="14pt" style:font-weight-complex="normal"/>
    </style:style>
    <style:style style:name="P14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1ef148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1b2da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e7f1e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0e7a6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e4cdf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e7f1e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ef148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20e7a6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21b2da" style:font-size-asian="14pt" style:font-weight-asian="normal" style:font-size-complex="14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37be7"/>
    </style:style>
    <style:style style:name="T13" style:family="text">
      <style:text-properties officeooo:rsid="00254c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cm" fo:text-indent="-0.635cm" fo:margin-left="2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04cm" fo:text-indent="-0.635cm" fo:margin-left="3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9cm" fo:text-indent="-0.635cm" fo:margin-left="3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74cm" fo:text-indent="-0.635cm" fo:margin-left="4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9cm" fo:text-indent="-0.635cm" fo:margin-left="5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44cm" fo:text-indent="-0.635cm" fo:margin-left="5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9cm" fo:text-indent="-0.635cm" fo:margin-left="6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14cm" fo:text-indent="-0.635cm" fo:margin-left="6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9cm" fo:text-indent="-0.635cm" fo:margin-left="7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84cm" fo:text-indent="-0.635cm" fo:margin-left="8.18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eesh_MRPP_1</text:p>
      <text:p text:style-name="P1"/>
      <text:p text:style-name="P3">Conscientious Reactive: <text:span text:style-name="T11">no communication b/w nodes, next node decided by local idlness as perceived by the robot</text:span></text:p>
      <text:p text:style-name="P1"/>
      <text:list xml:id="list405530500" text:style-name="L1">
        <text:list-item>
          <text:p text:style-name="P8">Initialize a node named CR_MRPP</text:p>
        </text:list-item>
        <text:list-item>
          <text:p text:style-name="P8">Get the path of mrpp_sumo in the local computer</text:p>
        </text:list-item>
        <text:list-item>
          <text:p text:style-name="P8">Get parameters from YAML file (/graph, /init_bots)</text:p>
        </text:list-item>
        <text:list-item>
          <text:p text:style-name="P8">Create a graph using n<text:span text:style-name="T12">etwork</text:span>x</text:p>
        </text:list-item>
        <text:list-item>
          <text:p text:style-name="P8">Create a variable of the class CR_MRPP</text:p>
        </text:list-item>
      </text:list>
      <text:list xml:id="list117703421" text:style-name="L2">
        <text:list-item>
          <text:p text:style-name="P9">Initialize the class with graph and no. Of bots</text:p>
        </text:list-item>
        <text:list-item>
          <text:p text:style-name="P10">create an object of th<text:span text:style-name="T13">is</text:span> class: nodes [j]</text:p>
        </text:list-item>
        <text:list-item>
          <text:p text:style-name="P10">create an object of th<text:span text:style-name="T13">is</text:span> class: robots[bot_i][j] , j is the jth node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">This is the instantaneous idleness of node j perceived by bot_i. Initialize it to zero 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6">6. Start a subscriber node which reads the AtNode msg (time </text:span><text:span text:style-name="T7">stamp</text:span><text:span text:style-name="T6">,node ID,robot ID) as input and runs a callback_idle function. </text:span><text:span text:style-name="T7">This is called by whenever any robot/ </text:span><text:span text:style-name="T9">robots</text:span><text:span text:style-name="T7"> reach a node and update its idleness</text:span></text:p>
      <text:list xml:id="list3181123038" text:style-name="L3">
        <text:list-item>
          <text:p text:style-name="P11">dev is the time taken for this bot to travel from its prev node to this node</text:p>
        </text:list-item>
        <text:list-item>
          <text:p text:style-name="P14"><text:span text:style-name="T7">wrt to all other bots, </text:span><text:span text:style-name="T8">all</text:span><text:span text:style-name="T7"> nodes idleness increases by dev</text:span></text:p>
        </text:list-item>
        <text:list-item>
          <text:p text:style-name="P14"><text:span text:style-name="T9">for </text:span><text:span text:style-name="T2">all </text:span><text:span text:style-name="T3">th</text:span><text:span text:style-name="T4">e bots</text:span><text:span text:style-name="T9"> which reached a node at this instant, their respective node idleness becomes zero wrt to them</text:span></text:p>
          <text:p text:style-name="P12"/>
        </text:list-item>
      </text:list>
      <text:p text:style-name="P5"><text:span text:style-name="T9">7. </text:span><text:span text:style-name="T1">ALGORITHM</text:span></text:p>
      <text:p text:style-name="P6"><text:span text:style-name="T5">start a service node which can read and write to the NextTaskBot srv file (reads time stamp, </text:span><text:span text:style-name="T10">current nodeID, robot ID) (writes the time it departs, task) and runs the callback_next_task function. This is called by any one robot which is currently at a node.</text:span></text:p>
      <text:list xml:id="list4059868007" text:style-name="L4">
        <text:list-item>
          <text:p text:style-name="P13">Compare the instantaneous idleness of all neighbouring nodes as perceived by the robot. Move to the node with highest idleness</text:p>
        </text:list-item>
        <text:list-item>
          <text:p text:style-name="P13">Task is [current node, next node] </text:p>
          <text:p text:style-name="P13"/>
        </text:list-item>
      </text:list>
      <text:p text:style-name="P7">8. Start a service node which can read and write to the AlgoReady srv file (reads algo name)(writes ready). This is just to ensure that the correct algorithm is being execu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09:35:09.474947367</meta:creation-date>
    <dc:date>2021-05-18T11:22:53.887973964</dc:date>
    <meta:editing-duration>PT2M3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300" meta:character-count="1642" meta:non-whitespace-character-count="1375"/>
  </office:meta>
</office:document-meta>
</file>